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style:font-name="Liberation Sans"/>
    </style:style>
    <style:style style:name="P2" style:family="paragraph" style:parent-style-name="Heading_20_3">
      <style:text-properties style:font-name="Liberation Sans" officeooo:rsid="00055ce2" officeooo:paragraph-rsid="00055ce2"/>
    </style:style>
    <style:style style:name="P3" style:family="paragraph" style:parent-style-name="Text_20_body">
      <style:text-properties style:font-name="Liberation Sans" officeooo:rsid="00055ce2" officeooo:paragraph-rsid="00055ce2"/>
    </style:style>
    <style:style style:name="P4" style:family="paragraph" style:parent-style-name="Text_20_body">
      <style:text-properties style:font-name="Liberation Sans" fo:font-weight="bold" officeooo:rsid="00055ce2" officeooo:paragraph-rsid="00055ce2" style:font-weight-asian="bold" style:font-weight-complex="bold"/>
    </style:style>
    <style:style style:name="P5" style:family="paragraph" style:parent-style-name="Text_20_body">
      <style:text-properties style:font-name="Liberation Sans" fo:font-weight="bold" officeooo:rsid="0007a814" officeooo:paragraph-rsid="0007a814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097ff3" officeooo:paragraph-rsid="00097ff3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05136" officeooo:paragraph-rsid="00205136" style:font-weight-asian="bold" style:font-weight-complex="bold"/>
    </style:style>
    <style:style style:name="P8" style:family="paragraph" style:parent-style-name="Text_20_body">
      <style:text-properties style:font-name="Liberation Sans" officeooo:rsid="0005a19c" officeooo:paragraph-rsid="0005a19c"/>
    </style:style>
    <style:style style:name="P9" style:family="paragraph" style:parent-style-name="Text_20_body">
      <style:text-properties style:font-name="Liberation Sans" officeooo:rsid="0007a814" officeooo:paragraph-rsid="00055ce2"/>
    </style:style>
    <style:style style:name="P10" style:family="paragraph" style:parent-style-name="Text_20_body">
      <style:text-properties style:font-name="Liberation Sans" fo:font-weight="normal" officeooo:rsid="00097ff3" officeooo:paragraph-rsid="00097ff3" style:font-weight-asian="normal" style:font-weight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T3" style:family="text">
      <style:text-properties fo:language="cs" fo:country="CZ" officeooo:rsid="000e7f5f"/>
    </style:style>
    <style:style style:name="T4" style:family="text">
      <style:text-properties fo:language="cs" fo:country="CZ" fo:font-weight="normal" style:font-weight-asian="normal" style:font-weight-complex="normal"/>
    </style:style>
    <style:style style:name="T5" style:family="text">
      <style:text-properties fo:language="cs" fo:country="CZ" fo:font-weight="normal" officeooo:rsid="00104d3f" style:font-weight-asian="normal" style:font-weight-complex="normal"/>
    </style:style>
    <style:style style:name="T6" style:family="text">
      <style:text-properties fo:language="cs" fo:country="CZ" fo:font-weight="normal" officeooo:rsid="001330da" style:font-weight-asian="normal" style:font-weight-complex="normal"/>
    </style:style>
    <style:style style:name="T7" style:family="text">
      <style:text-properties fo:language="cs" fo:country="CZ" fo:font-weight="normal" officeooo:rsid="00139e70" style:font-weight-asian="normal" style:font-weight-complex="normal"/>
    </style:style>
    <style:style style:name="T8" style:family="text">
      <style:text-properties fo:language="cs" fo:country="CZ" fo:font-weight="normal" officeooo:rsid="00130067" style:font-weight-asian="normal" style:font-weight-complex="normal"/>
    </style:style>
    <style:style style:name="T9" style:family="text">
      <style:text-properties fo:language="cs" fo:country="CZ" fo:font-weight="normal" officeooo:rsid="0013b4b1" style:font-weight-asian="normal" style:font-weight-complex="normal"/>
    </style:style>
    <style:style style:name="T10" style:family="text">
      <style:text-properties fo:language="cs" fo:country="CZ" fo:font-weight="normal" officeooo:rsid="0016964d" style:font-weight-asian="normal" style:font-weight-complex="normal"/>
    </style:style>
    <style:style style:name="T11" style:family="text">
      <style:text-properties fo:language="cs" fo:country="CZ" fo:font-weight="normal" officeooo:rsid="00170cb6" style:font-weight-asian="normal" style:font-weight-complex="normal"/>
    </style:style>
    <style:style style:name="T12" style:family="text">
      <style:text-properties fo:language="cs" fo:country="CZ" fo:font-weight="normal" officeooo:rsid="001e52c2" style:font-weight-asian="normal" style:font-weight-complex="normal"/>
    </style:style>
    <style:style style:name="T13" style:family="text">
      <style:text-properties fo:language="cs" fo:country="CZ" fo:font-weight="normal" officeooo:rsid="00217f35" style:font-weight-asian="normal" style:font-weight-complex="normal"/>
    </style:style>
    <style:style style:name="T14" style:family="text">
      <style:text-properties fo:language="cs" fo:country="CZ" fo:font-weight="normal" officeooo:rsid="00220824" style:font-weight-asian="normal" style:font-weight-complex="normal"/>
    </style:style>
    <style:style style:name="T15" style:family="text">
      <style:text-properties fo:language="cs" fo:country="CZ" fo:font-weight="normal" officeooo:rsid="00235426" style:font-weight-asian="normal" style:font-weight-complex="normal"/>
    </style:style>
    <style:style style:name="T16" style:family="text">
      <style:text-properties fo:language="cs" fo:country="CZ" officeooo:rsid="0011d762"/>
    </style:style>
    <style:style style:name="T17" style:family="text">
      <style:text-properties fo:language="cs" fo:country="CZ" officeooo:rsid="00130067"/>
    </style:style>
    <style:style style:name="T18" style:family="text">
      <style:text-properties fo:language="cs" fo:country="CZ" officeooo:rsid="00188b11"/>
    </style:style>
    <style:style style:name="T19" style:family="text">
      <style:text-properties fo:language="cs" fo:country="CZ" officeooo:rsid="0019cdb4"/>
    </style:style>
    <style:style style:name="T20" style:family="text">
      <style:text-properties fo:language="cs" fo:country="CZ" officeooo:rsid="001a5952"/>
    </style:style>
    <style:style style:name="T21" style:family="text">
      <style:text-properties fo:language="cs" fo:country="CZ" officeooo:rsid="001b5b47"/>
    </style:style>
    <style:style style:name="T22" style:family="text">
      <style:text-properties fo:language="cs" fo:country="CZ" officeooo:rsid="001e9144"/>
    </style:style>
    <style:style style:name="T23" style:family="text">
      <style:text-properties fo:language="en" fo:country="US" officeooo:rsid="000e7f5f"/>
    </style:style>
    <style:style style:name="T24" style:family="text">
      <style:text-properties fo:language="en" fo:country="US" officeooo:rsid="00188b11"/>
    </style:style>
    <style:style style:name="T25" style:family="text">
      <style:text-properties fo:language="en" fo:country="US" officeooo:rsid="001a5952"/>
    </style:style>
    <style:style style:name="T26" style:family="text">
      <style:text-properties fo:language="en" fo:country="US" officeooo:rsid="001c7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R</text:p>
      <text:h text:style-name="P2" text:outline-level="3">Karel <text:span text:style-name="T1">Čapek</text:span></text:h>
      <text:p text:style-name="P9"><text:span text:style-name="T1"/></text:p>
      <text:p text:style-name="P3"><text:span text:style-name="T2">Motivy výňatku i celého díla</text:span><text:span text:style-name="T1">: </text:span><text:span text:style-name="T22">V</text:span><text:span text:style-name="T3">arování před možnými negativními vlivy techniky na lidstvo.Čapek se bojí o budoucnost lidstva díky zájmu o techniku</text:span><text:span text:style-name="T23">(</text:span><text:span text:style-name="T3">Vlivem zažití 1.sv </text:span><text:span text:style-name="T23">).</text:span><text:span text:style-name="T22">Zamyšlení nad morálními otázkami moderní doby</text:span></text:p>
      <text:p text:style-name="P5"><text:span text:style-name="T1"/></text:p>
      <text:p text:style-name="P3"><text:span text:style-name="T2">Liternární druh a žánr</text:span><text:span text:style-name="T1">:</text:span><text:span text:style-name="T16">drama předehra má nadech komedie, zbytek je tragický</text:span></text:p>
      <text:p text:style-name="P3"><text:span text:style-name="T1"/></text:p>
      <text:p text:style-name="P4"><text:span text:style-name="T1">Charakteristika postav:</text:span></text:p>
      <text:p text:style-name="P4"><text:span text:style-name="T1"><text:tab/></text:span><text:span text:style-name="T17">Roboti –</text:span><text:span text:style-name="T6"> umělé bytosti, které mají všechny lidské dovednosti, postrádají cit a <text:tab/>neuznávají žádný systém hodnot.</text:span><text:span text:style-name="T7">Zevnějšek je podobnost lidem.</text:span></text:p>
      <text:p text:style-name="P4"><text:span text:style-name="T17"><text:tab/>Harry Domin – </text:span><text:span text:style-name="T8">centrální ředitel R.U.R zastánce vznešené myšlenky povznést <text:tab/></text:span><text:span text:style-name="T9">č</text:span><text:span text:style-name="T8">lověka, osvobodit ho od dřiny</text:span></text:p>
      <text:p text:style-name="P4"><text:span text:style-name="T17"><text:tab/>Helena Gloryová – </text:span><text:span text:style-name="T10">manželka Dominiova ztělesňuje ženský, citový, laskavý přístup <text:tab/>k robotům i lidem</text:span></text:p>
      <text:p text:style-name="P4"><text:span text:style-name="T17"><text:tab/>Stavitel Alquist – </text:span><text:span text:style-name="T11">za nejvyšší hodnotu považuje lidský život a práci, zastává <text:tab/>rozumový přístup k životu a žije jako poslední člověk.</text:span></text:p>
      <text:p text:style-name="P3"><text:span text:style-name="T1"/></text:p>
      <text:p text:style-name="P8"><text:span text:style-name="T2">Tropy</text:span><text:span text:style-name="T1">: </text:span><text:span text:style-name="T21">žádné</text:span></text:p>
      <text:p text:style-name="P8"><text:span text:style-name="T2">Figury</text:span><text:span text:style-name="T1">:</text:span></text:p>
      <text:p text:style-name="P8"><text:span text:style-name="T1"><text:tab/></text:span><text:span text:style-name="T18">Inverze </text:span><text:span text:style-name="T24">( </text:span><text:span text:style-name="T26">nevi</text:span><text:span text:style-name="T18"> aspoň o ničem</text:span><text:span text:style-name="T24">)</text:span></text:p>
      <text:p text:style-name="P8"><text:span text:style-name="T24"><text:tab/></text:span><text:span text:style-name="T19">Řečnická otázka </text:span><text:span text:style-name="T25">(</text:span><text:span text:style-name="T20">To jsou nové primule, viďte?</text:span><text:span text:style-name="T25">)</text:span></text:p>
      <text:p text:style-name="P8"><text:span text:style-name="T1"/></text:p>
      <text:p text:style-name="P6"><text:span text:style-name="T1">Kontext autorovy tvorby: </text:span><text:span text:style-name="T12">Čapek jako utopista.Technický pokrok se vyvíjí rychleji než lidská morálka.R.U.R.Krakatit.Válka s mloky.</text:span></text:p>
      <text:p text:style-name="P10"><text:span text:style-name="T1"/></text:p>
      <text:p text:style-name="P6"><text:span text:style-name="T1">Zasadit Čapkovu tvorbu do kontextu: </text:span><text:span text:style-name="T5">Demoktratický proud meziválečné literatury</text:span></text:p>
      <text:p text:style-name="P7"><text:span text:style-name="T5">D</text:span><text:span text:style-name="T4">ěj: Helena je přijede na ostrov aby promluvila s roboty proč si nechají nelidské zacházení líbit a neznají lásku a nechtějí býti vykořisťováni.</text:span><text:span text:style-name="T13">Helena si vezme hlavního ředitele Domina a děj se posouvá o deset let.</text:span><text:span text:style-name="T14">Začínají se roboti používat jako vojáci.Lidem se přestávají rodit děti a roboti se začínají bouřit.Helena spálí plány na výrobu robotů.</text:span><text:span text:style-name="T15">Roboti se přesně deset let od příjezdu Heleny vrací na ostrov a povraždí všechny kromě Alquista, který ma za úkol objevit formulu na vyrábění robotů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29T22:36:55.509000000</dc:date>
    <meta:editing-duration>PT27M44S</meta:editing-duration>
    <meta:editing-cycles>32</meta:editing-cycles>
    <meta:document-statistic meta:table-count="0" meta:image-count="0" meta:object-count="0" meta:page-count="1" meta:paragraph-count="16" meta:word-count="229" meta:character-count="1606" meta:non-whitespace-character-count="1379"/>
  </office:meta>
</office:document-meta>
</file>